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1fdccb" style:font-weight-asian="normal" style:font-weight-complex="normal"/>
    </style:style>
    <style:style style:name="P2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TimesNewRoman" fo:font-size="14pt" fo:letter-spacing="normal" fo:font-style="normal" fo:font-weight="normal" officeooo:paragraph-rsid="001fd87b" style:font-size-asian="14pt" style:font-size-complex="14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NewRoman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NewRoman" fo:font-size="14pt" fo:letter-spacing="normal" fo:font-style="normal" fo:font-weight="normal" officeooo:paragraph-rsid="001fd87b" style:font-size-asian="14pt" style:font-size-complex="14pt"/>
    </style:style>
    <style:style style:name="P5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style:font-name="TimesNewRoman" fo:font-size="14pt" style:font-size-asian="14pt" style:font-size-complex="14pt"/>
    </style:style>
    <style:style style:name="P6" style:family="paragraph" style:parent-style-name="List_20_Bullet">
      <style:paragraph-properties fo:margin-left="0.6898in" fo:margin-right="0in" fo:orphans="2" fo:widows="2" fo:text-indent="-0.6898in" style:auto-text-indent="false"/>
      <style:text-properties fo:font-variant="normal" fo:text-transform="none" fo:color="#000000" style:font-name="TimesNewRoman" fo:font-size="14pt" fo:letter-spacing="normal" fo:font-style="normal" fo:font-weight="normal" officeooo:paragraph-rsid="001fd87b" style:font-size-asian="14pt" style:font-size-complex="14pt"/>
    </style:style>
    <style:style style:name="P7" style:family="paragraph" style:parent-style-name="Text_20_body" style:list-style-name="L1">
      <style:paragraph-properties fo:orphans="2" fo:widows="2"/>
      <style:text-properties officeooo:paragraph-rsid="001fd87b"/>
    </style:style>
    <style:style style:name="P8" style:family="paragraph" style:parent-style-name="Text_20_body" style:list-style-name="L1">
      <style:paragraph-properties fo:orphans="2" fo:widows="2"/>
      <style:text-properties fo:font-variant="normal" fo:text-transform="none" fo:color="#000000" style:font-name="TimesNewRoman" fo:font-size="14pt" fo:letter-spacing="normal" fo:font-style="normal" fo:font-weight="normal" officeooo:paragraph-rsid="001fd87b" style:font-size-asian="14pt" style:font-size-complex="14pt"/>
    </style:style>
    <style:style style:name="T1" style:family="text">
      <style:text-properties officeooo:rsid="001fd87b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fd87b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d87b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fo:color="#000000" style:font-name="TimesNewRoman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style:font-name="TimesNewRoman" fo:font-size="14pt" fo:letter-spacing="normal" fo:font-style="normal" fo:font-weight="normal" officeooo:rsid="001fd87b" style:font-size-asian="14pt" style:font-size-complex="14pt"/>
    </style:style>
    <style:style style:name="T9" style:family="text">
      <style:text-properties fo:font-variant="normal" fo:text-transform="none" fo:color="#000000" style:font-name="TimesNewRoman" fo:font-size="14pt" fo:letter-spacing="normal" fo:font-style="normal" fo:font-weight="normal" officeooo:rsid="00862b86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TimesNewRoman" fo:font-size="14pt" fo:letter-spacing="normal" fo:font-style="normal" fo:font-weight="normal" officeooo:rsid="001fd87b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TimesNewRoman" fo:font-size="14pt" fo:letter-spacing="normal" fo:font-style="normal" fo:font-weight="normal" officeooo:rsid="0086a85d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TimesNewRoman" fo:font-size="14pt" fo:letter-spacing="normal" fo:font-style="normal" fo:font-weight="normal" officeooo:rsid="008b2064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TimesNewRoman" fo:font-size="14pt" fo:letter-spacing="normal" fo:font-style="normal" style:font-size-asian="14pt" style:font-size-complex="14pt"/>
    </style:style>
    <style:style style:name="T14" style:family="text">
      <style:text-properties fo:font-variant="normal" fo:text-transform="none" fo:color="#000000" style:font-name="TimesNewRoman" fo:font-size="14pt" fo:letter-spacing="normal" fo:font-style="normal" officeooo:rsid="001fdccb" style:font-size-asian="14pt" style:font-size-complex="14pt"/>
    </style:style>
    <style:style style:name="T15" style:family="text">
      <style:text-properties fo:font-variant="normal" fo:text-transform="none" fo:color="#000000" style:font-name="TimesNewRoman" fo:font-size="14pt" fo:letter-spacing="normal" fo:font-style="normal" officeooo:rsid="00208d8a" style:font-size-asian="14pt" style:font-size-complex="14pt"/>
    </style:style>
    <style:style style:name="T16" style:family="text">
      <style:text-properties fo:font-variant="normal" fo:text-transform="none" fo:color="#000000" style:font-name="TimesNewRoman" fo:font-size="14pt" fo:letter-spacing="normal" fo:font-style="normal" officeooo:rsid="00223940" style:font-size-asian="14pt" style:font-size-complex="14pt"/>
    </style:style>
    <style:style style:name="T17" style:family="text">
      <style:text-properties fo:font-variant="normal" fo:text-transform="none" fo:color="#000000" style:font-name="TimesNewRoman" fo:font-size="14pt" fo:letter-spacing="normal" fo:font-style="normal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 officeooo:rsid="001fdc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Группа</text:span>: ИУ5-<text:span text:style-name="T1">31</text:span> </text:p>
      <text:p text:style-name="P2"><text:span text:style-name="T5">Студент</text:span><text:span text:style-name="T1">: Белоусов Евгений</text:span></text:p>
      <text:p text:style-name="P6"><text:span text:style-name="T3">КВ </text:span><text:span text:style-name="T2">№ 8. </text:span>Классы пользователей и их краткая характеристика (основания для выделения классов, пример пользователя каждого класса). Какие классы пользователей присутствуют в ГАС <text:span text:style-name="T6">“</text:span>Контур<text:span text:style-name="T6">”</text:span>.</text:p>
      <text:p text:style-name="P4">Классы пользователей АСОИУ: </text:p>
      <text:list xml:id="list1138772381681918131" text:style-name="L1">
        <text:list-item>
          <text:p text:style-name="P7"><text:span text:style-name="T17">ЛПР</text:span><text:span text:style-name="T7"> (лица принимающие решения) – </text:span><text:span text:style-name="T9">первое лицо в организации или на предприятии, </text:span><text:span text:style-name="T10">президент</text:span><text:span text:style-name="T7">; </text:span></text:p>
        </text:list-item>
        <text:list-item>
          <text:p text:style-name="P7"><text:span text:style-name="T17">ЛГР</text:span><text:span text:style-name="T7"> (лица готовящие решения) – </text:span><text:span text:style-name="T9">аппарат первого лица</text:span><text:span text:style-name="T7">, депутаты в Государственной Думе; </text:span></text:p>
        </text:list-item>
        <text:list-item>
          <text:p text:style-name="P8"><text:span text:style-name="T4">КЛГ</text:span> (коллегия) - орган, где обсуждаются решения (в том числе при участии специалистов со стороны), Совет Федерации; </text:p>
        </text:list-item>
        <text:list-item>
          <text:p text:style-name="P7"><text:span text:style-name="T17">ЛРС</text:span><text:span text:style-name="T7"> (лицо реализующее сценарий) – доставляет информацию члена коллегии, ситуационному центру, </text:span><text:span text:style-name="T8">секретари</text:span><text:span text:style-name="T7">; </text:span></text:p>
        </text:list-item>
        <text:list-item>
          <text:p text:style-name="P7"><text:span text:style-name="T17">ЛВР</text:span><text:span text:style-name="T7"> (лица, выполняющие повседневную работу) – </text:span><text:span text:style-name="T11">многочисленные специалисты</text:span><text:span text:style-name="T7">;</text:span></text:p>
        </text:list-item>
        <text:list-item>
          <text:p text:style-name="P8"><text:span text:style-name="T4">ЛИР</text:span> (лица исполняющие решения) – первые руководители на объекте управления. Исполняют решения, принятые ЛПР; </text:p>
        </text:list-item>
        <text:list-item>
          <text:p text:style-name="P7"><text:span text:style-name="T17">ЛГИ</text:span><text:span text:style-name="T7"> (лица, готовящие информацию) – </text:span><text:span text:style-name="T8">г</text:span><text:span text:style-name="T7">отовят информацию для ЛГР, <text:s/>аналитики и исследователи; </text:span></text:p>
        </text:list-item>
        <text:list-item>
          <text:p text:style-name="P7"><text:span text:style-name="T17">ЛОФ</text:span><text:span text:style-name="T7"> (лица, обеспечивающие функционирование АИС) –</text:span><text:span text:style-name="T12">пользователи, для которых автоматизированная информационная система является предметом труда, </text:span><text:span text:style-name="T10">программисты</text:span><text:span text:style-name="T7">; </text:span></text:p>
        </text:list-item>
        <text:list-item>
          <text:p text:style-name="P7"><text:span text:style-name="T17">ЛПИ</text:span><text:span text:style-name="T7"> (лица, пользующиеся информационными услугами) – </text:span><text:span text:style-name="T12">сторонние пользователи, желающие удовлетворить свои информационные потребности, </text:span><text:span text:style-name="T10">клиенты компании</text:span><text:span text:style-name="T7">.</text:span></text:p>
        </text:list-item>
      </text:list>
      <text:p text:style-name="P3">Основаниям для выделения данных классов являются степень влияния пользователя на работу системы и то, в какой области пользователь применяет систему.</text:p>
      <text:p text:style-name="P1"><text:span text:style-name="T16">В </text:span><text:span text:style-name="T14">ГАС </text:span><text:span text:style-name="T13">«Контур» </text:span><text:span text:style-name="T14">присутствуют </text:span><text:span text:style-name="T13">ЛПР</text:span><text:span text:style-name="T14"> (</text:span><text:span text:style-name="T15">Генеральный секретарь</text:span><text:span text:style-name="T13"> ЦК КПСС</text:span><text:span text:style-name="T14">), ЛГР (</text:span><text:span text:style-name="T13">председател</text:span><text:span text:style-name="T14">ь</text:span><text:span text:style-name="T13"> совета министров</text:span><text:span text:style-name="T14">), ЛИР, ЛГИ.</text:span></text:p>
      <text:p text:style-name="P5"><text:span text:style-name="T18">Дата: 2</text:span><text:span text:style-name="T19">3</text:span><text:span text:style-name="T18">.0</text:span><text:span text:style-name="T19">9</text:span><text:span text:style-name="T18">.201</text:span><text:span text:style-name="T19">8</text:span><text:span text:style-name="T18"> Подпись: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Bullet" style:display-name="List Bullet" style:family="paragraph" style:parent-style-name="Standard" style:default-outline-level="">
      <style:paragraph-properties fo:margin-top="0in" fo:margin-bottom="0.139in" loext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7:37:33.566053429</meta:creation-date>
    <dc:date>2018-09-23T21:12:20.885286432</dc:date>
    <meta:editing-duration>PT24M15S</meta:editing-duration>
    <meta:editing-cycles>4</meta:editing-cycles>
    <meta:generator>LibreOffice/5.1.6.2$Linux_X86_64 LibreOffice_project/10m0$Build-2</meta:generator>
    <meta:print-date>2018-09-23T21:12:10.731436647</meta:print-date>
    <meta:document-statistic meta:table-count="0" meta:image-count="0" meta:object-count="0" meta:page-count="1" meta:paragraph-count="16" meta:word-count="190" meta:character-count="1531" meta:non-whitespace-character-count="1349"/>
  </office:meta>
</office:document-meta>
</file>